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2in" fo:margin-right="0in" fo:line-height="0.2917in" fo:text-indent="0in" style:auto-text-indent="false"/>
    </style:style>
    <style:style style:name="P5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fo:language="de" fo:country="DE"/>
    </style:style>
    <style:style style:name="P6" style:family="paragraph" style:parent-style-name="Standard">
      <style:paragraph-properties fo:break-before="page"/>
    </style:style>
    <style:style style:name="P7" style:family="paragraph" style:parent-style-name="Name" style:master-page-name="First_20_Page">
      <style:paragraph-properties style:page-number="auto">
        <style:tab-stops>
          <style:tab-stop style:position="1.5in" style:type="right"/>
          <style:tab-stop style:position="1.9409in"/>
        </style:tab-stops>
      </style:paragraph-properties>
      <style:text-properties officeooo:paragraph-rsid="0009eaf0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List_20_Paragraph" style:list-style-name="WWNum1">
      <style:paragraph-properties fo:margin-left="2.25in" fo:margin-right="0in" fo:text-indent="0in" style:auto-text-indent="false"/>
    </style:style>
    <style:style style:name="P10" style:family="paragraph" style:parent-style-name="List_20_Paragraph" style:list-style-name="WWNum1">
      <style:paragraph-properties fo:margin-left="2.25in" fo:margin-right="0in" fo:text-indent="0in" style:auto-text-indent="false"/>
      <style:text-properties fo:language="de" fo:country="DE"/>
    </style:style>
    <style:style style:name="P11" style:family="paragraph" style:parent-style-name="List_20_Paragraph">
      <style:paragraph-properties fo:margin-left="2.25in" fo:margin-right="0in" fo:text-indent="0in" style:auto-text-indent="false"/>
      <style:text-properties officeooo:paragraph-rsid="000eaea5"/>
    </style:style>
    <style:style style:name="P12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497bf"/>
    </style:style>
    <style:style style:name="P13" style:family="paragraph" style:parent-style-name="Standard">
      <style:text-properties officeooo:paragraph-rsid="000eaea5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9eaf0"/>
    </style:style>
    <style:style style:name="T6" style:family="text">
      <style:text-properties style:font-name="Trebuchet MS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1049e"/>
    </style:style>
    <style:style style:name="T9" style:family="text">
      <style:text-properties officeooo:rsid="0007c2c2"/>
    </style:style>
    <style:style style:name="T10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11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12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3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4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5" style:family="text">
      <style:text-properties officeooo:rsid="0011049e"/>
    </style:style>
    <style:style style:name="T16" style:family="text">
      <style:text-properties officeooo:rsid="0012dda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text:tab/></text:span><text:span text:style-name="T2">[NAME]</text:span></text:p>
      <text:p text:style-name="P2"><text:tab/><text:tab/><text:span text:style-name="T9">[PHONE]</text:span> – <text:span text:style-name="T10">[EMAIL] - [WEBSITE]</text:span></text:p>
      <text:p text:style-name="P1"/>
      <text:p text:style-name="P4"><text:span text:style-name="Highlighted_20_with_20_gray_20_Char"><text:span text:style-name="T5">[SHORT_DESCRIPTION] </text:span></text:span></text:p>
      <text:p text:style-name="Standard"/>
      <text:list xml:id="list2563181660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13"><text:tab/><text:span text:style-name="T11">[CV_UNIT_START_DATE_YEAR]</text:span><text:span text:style-name="T12"> -</text:span><text:span text:style-name="T13"> </text:span><text:span text:style-name="T14">[CV_UNIT_END_DATE_YEAR]</text:span><text:tab/><text:span text:style-name="Red_20_Caps_20_Expanded"><text:span text:style-name="T8">[CV_UNIT_NAME] - </text:span></text:span><text:span text:style-name="T15">[CV_UNIT_COMPANY]</text:span></text:p>
        <text:section text:style-name="Sect1" text:name="experience-list-section">
          <text:list xml:id="list3991734308" text:style-name="WWNum1">
            <text:list-item>
              <text:p text:style-name="P12">[CV_UNIT_LIST_ITEM]<text:span text:style-name="T16"> </text:span></text:p>
            </text:list-item>
          </text:list>
        </text:section>
        <text:p text:style-name="P11"/>
        <text:p text:style-name="P11"/>
      </text:section>
      <text:p text:style-name="Text_20_body"/>
      <text:p text:style-name="Standard"/>
      <text:p text:style-name="P13"><text:tab/>2011 <text:span text:style-name="T6">– Heute</text:span><text:tab/><text:span text:style-name="Red_20_Caps_20_Expanded"><text:span text:style-name="T7">MARKETING DIREkTOR</text:span></text:span>- Global Holdings International GMBH</text:p>
      <text:list xml:id="list121956041465939" text:continue-numbering="true" text:style-name="WWNum1">
        <text:list-item>
          <text:p text:style-name="P9">Fusceiaculis, est quislacinia pretium, pedemetusmolestielacus, atgravidawisi ante an libero. </text:p>
        </text:list-item>
        <text:list-item>
          <text:p text:style-name="P9">Quisqueornareplaceratrisus. Ut molestie magna an mi.</text:p>
        </text:list-item>
      </text:list>
      <text:p text:style-name="Standard"/>
      <text:p text:style-name="Standard"><text:tab/><text:span text:style-name="T3">2008 - 2011<text:tab/></text:span><text:span text:style-name="Red_20_Caps_20_Expanded"><text:span text:style-name="T3">MARKETINGMANAGER</text:span></text:span><text:span text:style-name="T3"> - Lakewood Wholesale</text:span></text:p>
      <text:list xml:id="list121955204696653" text:continue-numbering="true" text:style-name="WWNum1">
        <text:list-item>
          <text:p text:style-name="P10">Suspendisse duipurus, scelerisqueat</text:p>
        </text:list-item>
        <text:list-item>
          <text:p text:style-name="P10">Avulputate vitae, pretium mattis, nunc. Mauriseqetnequeatsemvenenatis.</text:p>
        </text:list-item>
      </text:list>
      <text:p text:style-name="P3"/>
      <text:p text:style-name="Standard"><text:span text:style-name="T3"><text:tab/>2005 - 2008<text:tab/></text:span><text:span text:style-name="Red_20_Caps_20_Expanded"><text:span text:style-name="T3">MARKETINGASSISTENT</text:span></text:span><text:span text:style-name="T3"> – Green Energy United</text:span></text:p>
      <text:list xml:id="list121955426503686" text:continue-numbering="true" text:style-name="WWNum1">
        <text:list-item>
          <text:p text:style-name="P9"><text:span text:style-name="T4">Sedsuscipit ante in arcuegestasconvallis. </text:span><text:span text:style-name="T3">Etiamfermentumtellussitamet. </text:span></text:p>
        </text:list-item>
        <text:list-item>
          <text:p text:style-name="P9"><text:span text:style-name="T4">Magna nisltempusdolor, egetfringillalectusurnavelipsum. </text:span>Tristique ultrices. Nulla id auctorarcu. </text:p>
        </text:list-item>
      </text:list>
      <text:p text:style-name="Standard"/>
      <text:p text:style-name="Standard"><text:tab/><text:span text:style-name="T3">2003 – 2005<text:tab/></text:span><text:span text:style-name="Red_20_Caps_20_Expanded"><text:span text:style-name="T3">WRITER</text:span></text:span><text:span text:style-name="T3"> – Constant Content</text:span></text:p>
      <text:list xml:id="list121955520117443" text:continue-numbering="true" text:style-name="WWNum1">
        <text:list-item>
          <text:p text:style-name="P10">Suspendisse duipurus, scelerisqueat</text:p>
        </text:list-item>
        <text:list-item>
          <text:p text:style-name="P10">Avulputate vitae, pretium mattis, nunc. Mauriseqetnequeatsemvenenatis.</text:p>
        </text:list-item>
      </text:list>
      <text:p text:style-name="P3"/>
      <text:list xml:id="list121954851292048" text:continue-list="list2563181660" text:style-name="Outline">
        <text:list-item>
          <text:h text:style-name="P8" text:outline-level="1"><text:tab/><text:tab/>AUSBILDUNG</text:h>
        </text:list-item>
      </text:list>
      <text:p text:style-name="P3"/>
      <text:p text:style-name="Standard"><text:span text:style-name="T4"><text:tab/>2001 – 2003<text:tab/></text:span><text:span text:style-name="Red_20_Caps_20_Expanded">BACHELOR VONETWAS</text:span><text:span text:style-name="T4"> - Green Elephant Arts University</text:span></text:p>
      <text:list xml:id="list121955514200495" text:continue-list="list121955520117443" text:style-name="WWNum1">
        <text:list-item>
          <text:p text:style-name="P10">Suspendisseduipurus, scelerisqueat</text:p>
        </text:list-item>
        <text:list-item>
          <text:p text:style-name="P10">Avulputate vitae, pretium mattis, nunc. Maurisqetnequeatsemvenenatis.</text:p>
        </text:list-item>
      </text:list>
      <text:p text:style-name="P3"/>
      <text:list xml:id="list121956166387813" text:continue-list="list121954851292048" text:style-name="Outline">
        <text:list-item>
          <text:h text:style-name="P8" text:outline-level="1"><text:tab/><text:tab/>AUSZEICHNUNGEN</text:h>
        </text:list-item>
      </text:list>
      <text:p text:style-name="P3"/>
      <text:p text:style-name="Standard"><text:span text:style-name="T4"><text:tab/>2014<text:tab/></text:span><text:span text:style-name="Red_20_Caps_20_Expanded">Lorem ipsum</text:span><text:span text:style-name="T4">dolorsitamet, consecteturadipiscingelit</text:span></text:p>
      <text:p text:style-name="Standard"><text:span text:style-name="T4"><text:tab/></text:span>2013<text:tab/><text:span text:style-name="Red_20_Caps_20_Expanded"><text:span text:style-name="T7">Mauris</text:span></text:span>facilisiseleifend nunc ut consequat</text:p>
      <text:p text:style-name="Standard"><text:tab/>2012<text:tab/><text:span text:style-name="Red_20_Caps_20_Expanded"><text:span text:style-name="T7">Quisque</text:span></text:span>sitametinterdum nunc</text:p>
      <text:p text:style-name="Standard"><text:soft-page-break/><text:tab/>2010<text:tab/><text:span text:style-name="Red_20_Caps_20_Expanded"><text:span text:style-name="T7">Pellentesque lobortis</text:span></text:span> nec nibheget mollis</text:p>
      <text:p text:style-name="Standard"><text:tab/>2010<text:tab/><text:span text:style-name="Red_20_Caps_20_Expanded"><text:span text:style-name="T7">Vestibulum</text:span></text:span> vitae pulvinartortor. <text:span text:style-name="T4">Nam ornarecondimentum lacus</text:span></text:p>
      <text:p text:style-name="P5"/>
      <text:p text:style-name="P5">220-Kraftige-Rote-Schattierungen / 10.10.2 Bewerbung – 2.10 Neue 2019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07-30T12:19:54.025968087</dc:date>
    <meta:editing-cycles>9</meta:editing-cycles>
    <meta:editing-duration>PT51M54S</meta:editing-duration>
    <meta:generator>LibreOffice/7.1.4.2$Linux_X86_64 LibreOffice_project/10$Build-2</meta:generator>
    <meta:document-statistic meta:table-count="0" meta:image-count="0" meta:object-count="0" meta:page-count="3" meta:paragraph-count="29" meta:word-count="149" meta:character-count="1435" meta:non-whitespace-character-count="1293"/>
    <meta:template xlink:type="simple" xlink:actuate="onRequest" xlink:title="Normal.dotm" xlink:href=""/>
  </office:meta>
</office:document-meta>
</file>